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9.ttf" manifest:media-type="application/x-font-ttf"/>
  <manifest:file-entry manifest:full-path="Fonts/font14.ttf" manifest:media-type="application/x-font-ttf"/>
  <manifest:file-entry manifest:full-path="Fonts/font8.ttf" manifest:media-type="application/x-font-ttf"/>
  <manifest:file-entry manifest:full-path="Fonts/font13.ttf" manifest:media-type="application/x-font-ttf"/>
  <manifest:file-entry manifest:full-path="Fonts/font7.ttf" manifest:media-type="application/x-font-ttf"/>
  <manifest:file-entry manifest:full-path="Fonts/font12.ttf" manifest:media-type="application/x-font-ttf"/>
  <manifest:file-entry manifest:full-path="Fonts/font6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>
      <svg:font-face-src>
        <svg:font-face-uri xlink:href="Fonts/font1.ttf" xlink:type="simple"/>
      </svg:font-face-src>
    </style:font-face>
    <style:font-face style:name="Alex Brush" svg:font-family="'Alex Brush'" style:font-pitch="variable">
      <svg:font-face-src>
        <svg:font-face-uri xlink:href="Fonts/font2.ttf" xlink:type="simple"/>
      </svg:font-face-src>
    </style:font-face>
    <style:font-face style:name="Alfphabet" svg:font-family="Alfphabet" style:font-pitch="variable">
      <svg:font-face-src>
        <svg:font-face-uri xlink:href="Fonts/font3.ttf" xlink:type="simple"/>
      </svg:font-face-src>
    </style:font-face>
    <style:font-face style:name="Ubuntu" svg:font-family="Ubuntu" style:font-pitch="variable">
      <svg:font-face-src>
        <svg:font-face-uri xlink:href="Fonts/font4.ttf" xlink:type="simple"/>
        <svg:font-face-uri xlink:href="Fonts/font5.ttf" xlink:type="simple"/>
        <svg:font-face-uri xlink:href="Fonts/font6.ttf" xlink:type="simple"/>
        <svg:font-face-uri xlink:href="Fonts/font7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Liberation Sans" svg:font-family="'Liberation Sans'" style:font-family-generic="swiss" style:font-pitch="variable">
      <svg:font-face-src>
        <svg:font-face-uri xlink:href="Fonts/font12.ttf" xlink:type="simple"/>
        <svg:font-face-uri xlink:href="Fonts/font13.ttf" xlink:type="simple"/>
        <svg:font-face-uri xlink:href="Fonts/font14.ttf" xlink:type="simple"/>
        <svg:font-face-uri xlink:href="Fonts/font15.ttf" xlink:type="simple"/>
      </svg:font-face-src>
    </style:font-face>
    <style:font-face style:name="Droid Sans Fallback" svg:font-family="'Droid Sans Fallback'" style:font-family-generic="system" style:font-pitch="variable">
      <svg:font-face-src>
        <svg:font-face-uri xlink:href="Fonts/font16.ttf" xlink:type="simple"/>
      </svg:font-face-src>
    </style:font-face>
    <style:font-face style:name="Lohit Hindi" svg:font-family="'Lohit Hindi'" style:font-family-generic="system" style:font-pitch="variable">
      <svg:font-face-src>
        <svg:font-face-uri xlink:href="Fonts/font17.ttf" xlink:type="simple"/>
      </svg:font-face-src>
    </style:font-face>
  </office:font-face-decls>
  <office:automatic-styles>
    <style:style style:name="P1" style:family="paragraph" style:parent-style-name="Standard">
      <style:text-properties style:font-name="Ubuntu" fo:font-weight="bold" officeooo:rsid="000085ca" officeooo:paragraph-rsid="000085ca" style:font-weight-asian="bold" style:font-weight-complex="bold"/>
    </style:style>
    <style:style style:name="P2" style:family="paragraph" style:parent-style-name="Standard">
      <style:text-properties style:font-name="Ubuntu" officeooo:rsid="000085ca" officeooo:paragraph-rsid="00008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font</text:p>
      <text:p text:style-name="P2"/>
      <text:p text:style-name="P2">Testo con testo non incorpor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lex Brush" svg:font-family="'Alex Brush'" style:font-pitch="variable"/>
    <style:font-face style:name="Alfphabet" svg:font-family="Alfphabe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8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17:13.701452791</meta:creation-date>
    <dc:date>2014-11-09T16:20:25.085577973</dc:date>
    <meta:editing-duration>P0D</meta:editing-duration>
    <meta:editing-cycles>1</meta:editing-cycles>
    <meta:generator>LibreOffice/4.2.7.2$Linux_x86 LibreOffice_project/420m0$Build-2</meta:generator>
    <meta:document-statistic meta:table-count="0" meta:image-count="0" meta:object-count="0" meta:page-count="1" meta:paragraph-count="2" meta:word-count="7" meta:character-count="44" meta:non-whitespace-character-count="39"/>
  </office:meta>
</office:document-meta>
</file>